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 RATE(BIRTHS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38.57 births/1,000 population (2015 est.)</text:p>
          </table:table-cell>
          <table:table-cell table:formula="of:=MID([.B2]; 1; FIND(&quot; &quot;; [.B2])-1)" office:value-type="string" office:string-value="38.57" calcext:value-type="string">
            <text:p>38.5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12.92 births/1,000 population (2015 est.)</text:p>
          </table:table-cell>
          <table:table-cell table:formula="of:=MID([.B3]; 1; FIND(&quot; &quot;; [.B3])-1)" office:value-type="string" office:string-value="12.92" calcext:value-type="string">
            <text:p>12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23.67 births/1,000 population (2015 est.)</text:p>
          </table:table-cell>
          <table:table-cell table:formula="of:=MID([.B4]; 1; FIND(&quot; &quot;; [.B4])-1)" office:value-type="string" office:string-value="23.67" calcext:value-type="string">
            <text:p>23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22.89 births/1,000 population (2015 est.)</text:p>
          </table:table-cell>
          <table:table-cell table:formula="of:=MID([.B5]; 1; FIND(&quot; &quot;; [.B5])-1)" office:value-type="string" office:string-value="22.89" calcext:value-type="string">
            <text:p>22.8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8.13 births/1,000 population (2015 est.)</text:p>
          </table:table-cell>
          <table:table-cell table:formula="of:=MID([.B6]; 1; FIND(&quot; &quot;; [.B6])-1)" office:value-type="string" office:string-value="8.13" calcext:value-type="string">
            <text:p>8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38.78 births/1,000 population (2015 est.)</text:p>
          </table:table-cell>
          <table:table-cell table:formula="of:=MID([.B7]; 1; FIND(&quot; &quot;; [.B7])-1)" office:value-type="string" office:string-value="38.78" calcext:value-type="string">
            <text:p>38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12.67 births/1,000 population (2015 est.)</text:p>
          </table:table-cell>
          <table:table-cell table:formula="of:=MID([.B8]; 1; FIND(&quot; &quot;; [.B8])-1)" office:value-type="string" office:string-value="12.67" calcext:value-type="string">
            <text:p>12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15.85 births/1,000 population (2015 est.)</text:p>
          </table:table-cell>
          <table:table-cell table:formula="of:=MID([.B9]; 1; FIND(&quot; &quot;; [.B9])-1)" office:value-type="string" office:string-value="15.85" calcext:value-type="string">
            <text:p>15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16.64 births/1,000 population (2015 est.)</text:p>
          </table:table-cell>
          <table:table-cell table:formula="of:=MID([.B10]; 1; FIND(&quot; &quot;; [.B10])-1)" office:value-type="string" office:string-value="16.64" calcext:value-type="string">
            <text:p>16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13.61 births/1,000 population (2015 est.)</text:p>
          </table:table-cell>
          <table:table-cell table:formula="of:=MID([.B11]; 1; FIND(&quot; &quot;; [.B11])-1)" office:value-type="string" office:string-value="13.61" calcext:value-type="string">
            <text:p>13.6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12.56 births/1,000 population (2015 est.)</text:p>
          </table:table-cell>
          <table:table-cell table:formula="of:=MID([.B12]; 1; FIND(&quot; &quot;; [.B12])-1)" office:value-type="string" office:string-value="12.56" calcext:value-type="string">
            <text:p>12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12.15 births/1,000 population (2015 est.)</text:p>
          </table:table-cell>
          <table:table-cell table:formula="of:=MID([.B13]; 1; FIND(&quot; &quot;; [.B13])-1)" office:value-type="string" office:string-value="12.15" calcext:value-type="string">
            <text:p>12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9.41 births/1,000 population (2015 est.)</text:p>
          </table:table-cell>
          <table:table-cell table:formula="of:=MID([.B14]; 1; FIND(&quot; &quot;; [.B14])-1)" office:value-type="string" office:string-value="9.41" calcext:value-type="string">
            <text:p>9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16.64 births/1,000 population (2015 est.)</text:p>
          </table:table-cell>
          <table:table-cell table:formula="of:=MID([.B15]; 1; FIND(&quot; &quot;; [.B15])-1)" office:value-type="string" office:string-value="16.64" calcext:value-type="string">
            <text:p>16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15.5 births/1,000 population (2015 est.)</text:p>
          </table:table-cell>
          <table:table-cell table:formula="of:=MID([.B16]; 1; FIND(&quot; &quot;; [.B16])-1)" office:value-type="string" office:string-value="15.5" calcext:value-type="string">
            <text:p>1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13.66 births/1,000 population (2015 est.)</text:p>
          </table:table-cell>
          <table:table-cell table:formula="of:=MID([.B17]; 1; FIND(&quot; &quot;; [.B17])-1)" office:value-type="string" office:string-value="13.66" calcext:value-type="string">
            <text:p>13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21.14 births/1,000 population (2015 est.)</text:p>
          </table:table-cell>
          <table:table-cell table:formula="of:=MID([.B18]; 1; FIND(&quot; &quot;; [.B18])-1)" office:value-type="string" office:string-value="21.14" calcext:value-type="string">
            <text:p>21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11.87 births/1,000 population (2015 est.)</text:p>
          </table:table-cell>
          <table:table-cell table:formula="of:=MID([.B19]; 1; FIND(&quot; &quot;; [.B19])-1)" office:value-type="string" office:string-value="11.87" calcext:value-type="string">
            <text:p>11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10.7 births/1,000 population (2015 est.)</text:p>
          </table:table-cell>
          <table:table-cell table:formula="of:=MID([.B20]; 1; FIND(&quot; &quot;; [.B20])-1)" office:value-type="string" office:string-value="10.7" calcext:value-type="string">
            <text:p>1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11.41 births/1,000 population (2015 est.)</text:p>
          </table:table-cell>
          <table:table-cell table:formula="of:=MID([.B21]; 1; FIND(&quot; &quot;; [.B21])-1)" office:value-type="string" office:string-value="11.41" calcext:value-type="string">
            <text:p>11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24.68 births/1,000 population (2015 est.)</text:p>
          </table:table-cell>
          <table:table-cell table:formula="of:=MID([.B22]; 1; FIND(&quot; &quot;; [.B22])-1)" office:value-type="string" office:string-value="24.68" calcext:value-type="string">
            <text:p>24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36.02 births/1,000 population (2015 est.)</text:p>
          </table:table-cell>
          <table:table-cell table:formula="of:=MID([.B23]; 1; FIND(&quot; &quot;; [.B23])-1)" office:value-type="string" office:string-value="36.02" calcext:value-type="string">
            <text:p>36.0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11.33 births/1,000 population (2015 est.)</text:p>
          </table:table-cell>
          <table:table-cell table:formula="of:=MID([.B24]; 1; FIND(&quot; &quot;; [.B24])-1)" office:value-type="string" office:string-value="11.33" calcext:value-type="string">
            <text:p>11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17.78 births/1,000 population (2015 est.)</text:p>
          </table:table-cell>
          <table:table-cell table:formula="of:=MID([.B25]; 1; FIND(&quot; &quot;; [.B25])-1)" office:value-type="string" office:string-value="17.78" calcext:value-type="string">
            <text:p>17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22.76 births/1,000 population (2015 est.)</text:p>
          </table:table-cell>
          <table:table-cell table:formula="of:=MID([.B26]; 1; FIND(&quot; &quot;; [.B26])-1)" office:value-type="string" office:string-value="22.76" calcext:value-type="string">
            <text:p>22.7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8.87 births/1,000 population (2015 est.)</text:p>
          </table:table-cell>
          <table:table-cell table:formula="of:=MID([.B27]; 1; FIND(&quot; &quot;; [.B27])-1)" office:value-type="string" office:string-value="8.87" calcext:value-type="string">
            <text:p>8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20.96 births/1,000 population (2015 est.)</text:p>
          </table:table-cell>
          <table:table-cell table:formula="of:=MID([.B28]; 1; FIND(&quot; &quot;; [.B28])-1)" office:value-type="string" office:string-value="20.96" calcext:value-type="string">
            <text:p>20.9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14.46 births/1,000 population (2015 est.)</text:p>
          </table:table-cell>
          <table:table-cell table:formula="of:=MID([.B29]; 1; FIND(&quot; &quot;; [.B29])-1)" office:value-type="string" office:string-value="14.46" calcext:value-type="string">
            <text:p>14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10.91 births/1,000 population (2015 est.)</text:p>
          </table:table-cell>
          <table:table-cell table:formula="of:=MID([.B30]; 1; FIND(&quot; &quot;; [.B30])-1)" office:value-type="string" office:string-value="10.91" calcext:value-type="string">
            <text:p>10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17.32 births/1,000 population (2015 est.)</text:p>
          </table:table-cell>
          <table:table-cell table:formula="of:=MID([.B31]; 1; FIND(&quot; &quot;; [.B31])-1)" office:value-type="string" office:string-value="17.32" calcext:value-type="string">
            <text:p>17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8.92 births/1,000 population (2015 est.)</text:p>
          </table:table-cell>
          <table:table-cell table:formula="of:=MID([.B32]; 1; FIND(&quot; &quot;; [.B32])-1)" office:value-type="string" office:string-value="8.92" calcext:value-type="string">
            <text:p>8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42.03 births/1,000 population (2015 est.)</text:p>
          </table:table-cell>
          <table:table-cell table:formula="of:=MID([.B33]; 1; FIND(&quot; &quot;; [.B33])-1)" office:value-type="string" office:string-value="42.03" calcext:value-type="string">
            <text:p>42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18.39 births/1,000 population (2015 est.)</text:p>
          </table:table-cell>
          <table:table-cell table:formula="of:=MID([.B34]; 1; FIND(&quot; &quot;; [.B34])-1)" office:value-type="string" office:string-value="18.39" calcext:value-type="string">
            <text:p>18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42.01 births/1,000 population (2015 est.)</text:p>
          </table:table-cell>
          <table:table-cell table:formula="of:=MID([.B35]; 1; FIND(&quot; &quot;; [.B35])-1)" office:value-type="string" office:string-value="42.01" calcext:value-type="string">
            <text:p>42.0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20.33 births/1,000 population (2015 est.)</text:p>
          </table:table-cell>
          <table:table-cell table:formula="of:=MID([.B36]; 1; FIND(&quot; &quot;; [.B36])-1)" office:value-type="string" office:string-value="20.33" calcext:value-type="string">
            <text:p>20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23.83 births/1,000 population (2015 est.)</text:p>
          </table:table-cell>
          <table:table-cell table:formula="of:=MID([.B37]; 1; FIND(&quot; &quot;; [.B37])-1)" office:value-type="string" office:string-value="23.83" calcext:value-type="string">
            <text:p>23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36.17 births/1,000 population (2015 est.)</text:p>
          </table:table-cell>
          <table:table-cell table:formula="of:=MID([.B38]; 1; FIND(&quot; &quot;; [.B38])-1)" office:value-type="string" office:string-value="36.17" calcext:value-type="string">
            <text:p>36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10.28 births/1,000 population (2015 est.)</text:p>
          </table:table-cell>
          <table:table-cell table:formula="of:=MID([.B39]; 1; FIND(&quot; &quot;; [.B39])-1)" office:value-type="string" office:string-value="10.28" calcext:value-type="string">
            <text:p>10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12.11 births/1,000 population (2015 est.)</text:p>
          </table:table-cell>
          <table:table-cell table:formula="of:=MID([.B40]; 1; FIND(&quot; &quot;; [.B40])-1)" office:value-type="string" office:string-value="12.11" calcext:value-type="string">
            <text:p>12.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35.08 births/1,000 population (2015 est.)</text:p>
          </table:table-cell>
          <table:table-cell table:formula="of:=MID([.B41]; 1; FIND(&quot; &quot;; [.B41])-1)" office:value-type="string" office:string-value="35.08" calcext:value-type="string">
            <text:p>35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36.6 births/1,000 population (2015 est.)</text:p>
          </table:table-cell>
          <table:table-cell table:formula="of:=MID([.B42]; 1; FIND(&quot; &quot;; [.B42])-1)" office:value-type="string" office:string-value="36.6" calcext:value-type="string">
            <text:p>3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13.83 births/1,000 population (2015 est.)</text:p>
          </table:table-cell>
          <table:table-cell table:formula="of:=MID([.B43]; 1; FIND(&quot; &quot;; [.B43])-1)" office:value-type="string" office:string-value="13.83" calcext:value-type="string">
            <text:p>13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12.49 births/1,000 population (2015 est.)</text:p>
          </table:table-cell>
          <table:table-cell table:formula="of:=MID([.B44]; 1; FIND(&quot; &quot;; [.B44])-1)" office:value-type="string" office:string-value="12.49" calcext:value-type="string">
            <text:p>12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16.47 births/1,000 population (2015 est.)</text:p>
          </table:table-cell>
          <table:table-cell table:formula="of:=MID([.B45]; 1; FIND(&quot; &quot;; [.B45])-1)" office:value-type="string" office:string-value="16.47" calcext:value-type="string">
            <text:p>16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27.84 births/1,000 population (2015 est.)</text:p>
          </table:table-cell>
          <table:table-cell table:formula="of:=MID([.B46]; 1; FIND(&quot; &quot;; [.B46])-1)" office:value-type="string" office:string-value="27.84" calcext:value-type="string">
            <text:p>27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34.88 births/1,000 population (2015 est.)</text:p>
          </table:table-cell>
          <table:table-cell table:formula="of:=MID([.B47]; 1; FIND(&quot; &quot;; [.B47])-1)" office:value-type="string" office:string-value="34.88" calcext:value-type="string">
            <text:p>34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35.85 births/1,000 population (2015 est.)</text:p>
          </table:table-cell>
          <table:table-cell table:formula="of:=MID([.B48]; 1; FIND(&quot; &quot;; [.B48])-1)" office:value-type="string" office:string-value="35.85" calcext:value-type="string">
            <text:p>35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14.33 births/1,000 population (2015 est.)</text:p>
          </table:table-cell>
          <table:table-cell table:formula="of:=MID([.B49]; 1; FIND(&quot; &quot;; [.B49])-1)" office:value-type="string" office:string-value="14.33" calcext:value-type="string">
            <text:p>14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15.91 births/1,000 population (2015 est.)</text:p>
          </table:table-cell>
          <table:table-cell table:formula="of:=MID([.B50]; 1; FIND(&quot; &quot;; [.B50])-1)" office:value-type="string" office:string-value="15.91" calcext:value-type="string">
            <text:p>15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28.67 births/1,000 population (2015 est.)</text:p>
          </table:table-cell>
          <table:table-cell table:formula="of:=MID([.B51]; 1; FIND(&quot; &quot;; [.B51])-1)" office:value-type="string" office:string-value="28.67" calcext:value-type="string">
            <text:p>28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9.45 births/1,000 population (2015 est.)</text:p>
          </table:table-cell>
          <table:table-cell table:formula="of:=MID([.B52]; 1; FIND(&quot; &quot;; [.B52])-1)" office:value-type="string" office:string-value="9.45" calcext:value-type="string">
            <text:p>9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9.9 births/1,000 population (2015 est.)</text:p>
          </table:table-cell>
          <table:table-cell table:formula="of:=MID([.B53]; 1; FIND(&quot; &quot;; [.B53])-1)" office:value-type="string" office:string-value="9.9" calcext:value-type="string">
            <text:p>9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c.html" xlink:type="simple">Curacao</text:a></text:p>
          </table:table-cell>
          <table:table-cell office:value-type="string" calcext:value-type="string">
            <text:p>NA</text:p>
          </table:table-cell>
          <table:table-cell table:formula="of:=MID([.B54]; 1; FIND(&quot; &quot;; [.B5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11.41 births/1,000 population (2015 est.)</text:p>
          </table:table-cell>
          <table:table-cell table:formula="of:=MID([.B55]; 1; FIND(&quot; &quot;; [.B55])-1)" office:value-type="string" office:string-value="11.41" calcext:value-type="string">
            <text:p>11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9.63 births/1,000 population (2015 est.)</text:p>
          </table:table-cell>
          <table:table-cell table:formula="of:=MID([.B56]; 1; FIND(&quot; &quot;; [.B56])-1)" office:value-type="string" office:string-value="9.63" calcext:value-type="string">
            <text:p>9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10.27 births/1,000 population (2015 est.)</text:p>
          </table:table-cell>
          <table:table-cell table:formula="of:=MID([.B57]; 1; FIND(&quot; &quot;; [.B57])-1)" office:value-type="string" office:string-value="10.27" calcext:value-type="string">
            <text:p>10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23.65 births/1,000 population (2015 est.)</text:p>
          </table:table-cell>
          <table:table-cell table:formula="of:=MID([.B58]; 1; FIND(&quot; &quot;; [.B58])-1)" office:value-type="string" office:string-value="23.65" calcext:value-type="string">
            <text:p>23.6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15.41 births/1,000 population (2015 est.)</text:p>
          </table:table-cell>
          <table:table-cell table:formula="of:=MID([.B59]; 1; FIND(&quot; &quot;; [.B59])-1)" office:value-type="string" office:string-value="15.41" calcext:value-type="string">
            <text:p>15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18.73 births/1,000 population (2015 est.)</text:p>
          </table:table-cell>
          <table:table-cell table:formula="of:=MID([.B60]; 1; FIND(&quot; &quot;; [.B60])-1)" office:value-type="string" office:string-value="18.73" calcext:value-type="string">
            <text:p>18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18.51 births/1,000 population (2015 est.)</text:p>
          </table:table-cell>
          <table:table-cell table:formula="of:=MID([.B61]; 1; FIND(&quot; &quot;; [.B61])-1)" office:value-type="string" office:string-value="18.51" calcext:value-type="string">
            <text:p>18.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22.9 births/1,000 population (2015 est.)</text:p>
          </table:table-cell>
          <table:table-cell table:formula="of:=MID([.B62]; 1; FIND(&quot; &quot;; [.B62])-1)" office:value-type="string" office:string-value="22.9" calcext:value-type="string">
            <text:p>2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16.46 births/1,000 population (2015 est.)</text:p>
          </table:table-cell>
          <table:table-cell table:formula="of:=MID([.B63]; 1; FIND(&quot; &quot;; [.B63])-1)" office:value-type="string" office:string-value="16.46" calcext:value-type="string">
            <text:p>16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33.31 births/1,000 population (2015 est.)</text:p>
          </table:table-cell>
          <table:table-cell table:formula="of:=MID([.B64]; 1; FIND(&quot; &quot;; [.B64])-1)" office:value-type="string" office:string-value="33.31" calcext:value-type="string">
            <text:p>33.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30 births/1,000 population (2015 est.)</text:p>
          </table:table-cell>
          <table:table-cell table:formula="of:=MID([.B65]; 1; FIND(&quot; &quot;; [.B65])-1)" office:value-type="string" office:string-value="30" calcext:value-type="string">
            <text:p>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10.51 births/1,000 population (2015 est.)</text:p>
          </table:table-cell>
          <table:table-cell table:formula="of:=MID([.B66]; 1; FIND(&quot; &quot;; [.B66])-1)" office:value-type="string" office:string-value="10.51" calcext:value-type="string">
            <text:p>10.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37.27 births/1,000 population (2015 est.)</text:p>
          </table:table-cell>
          <table:table-cell table:formula="of:=MID([.B67]; 1; FIND(&quot; &quot;; [.B67])-1)" office:value-type="string" office:string-value="37.27" calcext:value-type="string">
            <text:p>37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e.html" xlink:type="simple">European Union</text:a></text:p>
          </table:table-cell>
          <table:table-cell office:value-type="string" calcext:value-type="string">
            <text:p>10.17 births/1,000 population (2014 est.)</text:p>
          </table:table-cell>
          <table:table-cell table:formula="of:=MID([.B68]; 1; FIND(&quot; &quot;; [.B68])-1)" office:value-type="string" office:string-value="10.17" calcext:value-type="string">
            <text:p>10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k.html" xlink:type="simple">Falkland Islands (Islas Malvinas)</text:a></text:p>
          </table:table-cell>
          <table:table-cell office:value-type="string" calcext:value-type="string">
            <text:p>NA</text:p>
          </table:table-cell>
          <table:table-cell table:formula="of:=MID([.B69]; 1; FIND(&quot; &quot;; [.B6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o.html" xlink:type="simple">Faroe Islands</text:a></text:p>
          </table:table-cell>
          <table:table-cell office:value-type="string" calcext:value-type="string">
            <text:p>13.77 births/1,000 population (2015 est.)</text:p>
          </table:table-cell>
          <table:table-cell table:formula="of:=MID([.B70]; 1; FIND(&quot; &quot;; [.B70])-1)" office:value-type="string" office:string-value="13.77" calcext:value-type="string">
            <text:p>13.7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19.43 births/1,000 population (2015 est.)</text:p>
          </table:table-cell>
          <table:table-cell table:formula="of:=MID([.B71]; 1; FIND(&quot; &quot;; [.B71])-1)" office:value-type="string" office:string-value="19.43" calcext:value-type="string">
            <text:p>19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10.72 births/1,000 population (2015 est.)</text:p>
          </table:table-cell>
          <table:table-cell table:formula="of:=MID([.B72]; 1; FIND(&quot; &quot;; [.B72])-1)" office:value-type="string" office:string-value="10.72" calcext:value-type="string">
            <text:p>10.7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12.38 births/1,000 population (2015 est.)</text:p>
          </table:table-cell>
          <table:table-cell table:formula="of:=MID([.B73]; 1; FIND(&quot; &quot;; [.B73])-1)" office:value-type="string" office:string-value="12.38" calcext:value-type="string">
            <text:p>12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p.html" xlink:type="simple">French Polynesia</text:a></text:p>
          </table:table-cell>
          <table:table-cell office:value-type="string" calcext:value-type="string">
            <text:p>15.22 births/1,000 population (2015 est.)</text:p>
          </table:table-cell>
          <table:table-cell table:formula="of:=MID([.B74]; 1; FIND(&quot; &quot;; [.B74])-1)" office:value-type="string" office:string-value="15.22" calcext:value-type="string">
            <text:p>15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34.49 births/1,000 population (2015 est.)</text:p>
          </table:table-cell>
          <table:table-cell table:formula="of:=MID([.B75]; 1; FIND(&quot; &quot;; [.B75])-1)" office:value-type="string" office:string-value="34.49" calcext:value-type="string">
            <text:p>34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30.86 births/1,000 population (2015 est.)</text:p>
          </table:table-cell>
          <table:table-cell table:formula="of:=MID([.B76]; 1; FIND(&quot; &quot;; [.B76])-1)" office:value-type="string" office:string-value="30.86" calcext:value-type="string">
            <text:p>30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z.html" xlink:type="simple">Gaza Strip</text:a></text:p>
          </table:table-cell>
          <table:table-cell office:value-type="string" calcext:value-type="string">
            <text:p>31.11 births/1,000 population (2015 est.)</text:p>
          </table:table-cell>
          <table:table-cell table:formula="of:=MID([.B77]; 1; FIND(&quot; &quot;; [.B77])-1)" office:value-type="string" office:string-value="31.11" calcext:value-type="string">
            <text:p>31.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12.74 births/1,000 population (2015 est.)</text:p>
          </table:table-cell>
          <table:table-cell table:formula="of:=MID([.B78]; 1; FIND(&quot; &quot;; [.B78])-1)" office:value-type="string" office:string-value="12.74" calcext:value-type="string">
            <text:p>12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8.47 births/1,000 population (2015 est.)</text:p>
          </table:table-cell>
          <table:table-cell table:formula="of:=MID([.B79]; 1; FIND(&quot; &quot;; [.B79])-1)" office:value-type="string" office:string-value="8.47" calcext:value-type="string">
            <text:p>8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31.09 births/1,000 population (2015 est.)</text:p>
          </table:table-cell>
          <table:table-cell table:formula="of:=MID([.B80]; 1; FIND(&quot; &quot;; [.B80])-1)" office:value-type="string" office:string-value="31.09" calcext:value-type="string">
            <text:p>31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14.08 births/1,000 population (2015 est.)</text:p>
          </table:table-cell>
          <table:table-cell table:formula="of:=MID([.B81]; 1; FIND(&quot; &quot;; [.B81])-1)" office:value-type="string" office:string-value="14.08" calcext:value-type="string">
            <text:p>14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8.66 births/1,000 population (2015 est.)</text:p>
          </table:table-cell>
          <table:table-cell table:formula="of:=MID([.B82]; 1; FIND(&quot; &quot;; [.B82])-1)" office:value-type="string" office:string-value="8.66" calcext:value-type="string">
            <text:p>8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l.html" xlink:type="simple">Greenland</text:a></text:p>
          </table:table-cell>
          <table:table-cell office:value-type="string" calcext:value-type="string">
            <text:p>14.48 births/1,000 population (2015 est.)</text:p>
          </table:table-cell>
          <table:table-cell table:formula="of:=MID([.B83]; 1; FIND(&quot; &quot;; [.B83])-1)" office:value-type="string" office:string-value="14.48" calcext:value-type="string">
            <text:p>14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16.03 births/1,000 population (2015 est.)</text:p>
          </table:table-cell>
          <table:table-cell table:formula="of:=MID([.B84]; 1; FIND(&quot; &quot;; [.B84])-1)" office:value-type="string" office:string-value="16.03" calcext:value-type="string">
            <text:p>16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q.html" xlink:type="simple">Guam</text:a></text:p>
          </table:table-cell>
          <table:table-cell office:value-type="string" calcext:value-type="string">
            <text:p>16.82 births/1,000 population (2015 est.)</text:p>
          </table:table-cell>
          <table:table-cell table:formula="of:=MID([.B85]; 1; FIND(&quot; &quot;; [.B85])-1)" office:value-type="string" office:string-value="16.82" calcext:value-type="string">
            <text:p>16.8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24.89 births/1,000 population (2015 est.)</text:p>
          </table:table-cell>
          <table:table-cell table:formula="of:=MID([.B86]; 1; FIND(&quot; &quot;; [.B86])-1)" office:value-type="string" office:string-value="24.89" calcext:value-type="string">
            <text:p>24.8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k.html" xlink:type="simple">Guernsey</text:a></text:p>
          </table:table-cell>
          <table:table-cell office:value-type="string" calcext:value-type="string">
            <text:p>9.84 births/1,000 population (2015 est.)</text:p>
          </table:table-cell>
          <table:table-cell table:formula="of:=MID([.B87]; 1; FIND(&quot; &quot;; [.B87])-1)" office:value-type="string" office:string-value="9.84" calcext:value-type="string">
            <text:p>9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33.38 births/1,000 population (2015 est.)</text:p>
          </table:table-cell>
          <table:table-cell table:formula="of:=MID([.B88]; 1; FIND(&quot; &quot;; [.B88])-1)" office:value-type="string" office:string-value="33.38" calcext:value-type="string">
            <text:p>33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35.74 births/1,000 population (2015 est.)</text:p>
          </table:table-cell>
          <table:table-cell table:formula="of:=MID([.B89]; 1; FIND(&quot; &quot;; [.B89])-1)" office:value-type="string" office:string-value="35.74" calcext:value-type="string">
            <text:p>35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15.59 births/1,000 population (2015 est.)</text:p>
          </table:table-cell>
          <table:table-cell table:formula="of:=MID([.B90]; 1; FIND(&quot; &quot;; [.B90])-1)" office:value-type="string" office:string-value="15.59" calcext:value-type="string">
            <text:p>15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22.31 births/1,000 population (2015 est.)</text:p>
          </table:table-cell>
          <table:table-cell table:formula="of:=MID([.B91]; 1; FIND(&quot; &quot;; [.B91])-1)" office:value-type="string" office:string-value="22.31" calcext:value-type="string">
            <text:p>22.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23.14 births/1,000 population (2015 est.)</text:p>
          </table:table-cell>
          <table:table-cell table:formula="of:=MID([.B92]; 1; FIND(&quot; &quot;; [.B92])-1)" office:value-type="string" office:string-value="23.14" calcext:value-type="string">
            <text:p>23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9.23 births/1,000 population (2015 est.)</text:p>
          </table:table-cell>
          <table:table-cell table:formula="of:=MID([.B93]; 1; FIND(&quot; &quot;; [.B93])-1)" office:value-type="string" office:string-value="9.23" calcext:value-type="string">
            <text:p>9.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9.16 births/1,000 population (2015 est.)</text:p>
          </table:table-cell>
          <table:table-cell table:formula="of:=MID([.B94]; 1; FIND(&quot; &quot;; [.B94])-1)" office:value-type="string" office:string-value="9.16" calcext:value-type="string">
            <text:p>9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13.91 births/1,000 population (2015 est.)</text:p>
          </table:table-cell>
          <table:table-cell table:formula="of:=MID([.B95]; 1; FIND(&quot; &quot;; [.B95])-1)" office:value-type="string" office:string-value="13.91" calcext:value-type="string">
            <text:p>13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19.55 births/1,000 population (2015 est.)</text:p>
          </table:table-cell>
          <table:table-cell table:formula="of:=MID([.B96]; 1; FIND(&quot; &quot;; [.B96])-1)" office:value-type="string" office:string-value="19.55" calcext:value-type="string">
            <text:p>19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16.72 births/1,000 population (2015 est.)</text:p>
          </table:table-cell>
          <table:table-cell table:formula="of:=MID([.B97]; 1; FIND(&quot; &quot;; [.B97])-1)" office:value-type="string" office:string-value="16.72" calcext:value-type="string">
            <text:p>16.7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17.99 births/1,000 population (2015 est.)</text:p>
          </table:table-cell>
          <table:table-cell table:formula="of:=MID([.B98]; 1; FIND(&quot; &quot;; [.B98])-1)" office:value-type="string" office:string-value="17.99" calcext:value-type="string">
            <text:p>17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31.45 births/1,000 population (2015 est.)</text:p>
          </table:table-cell>
          <table:table-cell table:formula="of:=MID([.B99]; 1; FIND(&quot; &quot;; [.B99])-1)" office:value-type="string" office:string-value="31.45" calcext:value-type="string">
            <text:p>31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14.84 births/1,000 population (2015 est.)</text:p>
          </table:table-cell>
          <table:table-cell table:formula="of:=MID([.B100]; 1; FIND(&quot; &quot;; [.B100])-1)" office:value-type="string" office:string-value="14.84" calcext:value-type="string">
            <text:p>14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m.html" xlink:type="simple">Isle of Man</text:a></text:p>
          </table:table-cell>
          <table:table-cell office:value-type="string" calcext:value-type="string">
            <text:p>11.1 births/1,000 population (2015 est.)</text:p>
          </table:table-cell>
          <table:table-cell table:formula="of:=MID([.B101]; 1; FIND(&quot; &quot;; [.B101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18.48 births/1,000 population (2015 est.)</text:p>
          </table:table-cell>
          <table:table-cell table:formula="of:=MID([.B102]; 1; FIND(&quot; &quot;; [.B102])-1)" office:value-type="string" office:string-value="18.48" calcext:value-type="string">
            <text:p>18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8.74 births/1,000 population (2015 est.)</text:p>
          </table:table-cell>
          <table:table-cell table:formula="of:=MID([.B103]; 1; FIND(&quot; &quot;; [.B103])-1)" office:value-type="string" office:string-value="8.74" calcext:value-type="string">
            <text:p>8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18.16 births/1,000 population (2015 est.)</text:p>
          </table:table-cell>
          <table:table-cell table:formula="of:=MID([.B104]; 1; FIND(&quot; &quot;; [.B104])-1)" office:value-type="string" office:string-value="18.16" calcext:value-type="string">
            <text:p>18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7.93 births/1,000 population (2015 est.)</text:p>
          </table:table-cell>
          <table:table-cell table:formula="of:=MID([.B105]; 1; FIND(&quot; &quot;; [.B105])-1)" office:value-type="string" office:string-value="7.93" calcext:value-type="string">
            <text:p>7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e.html" xlink:type="simple">Jersey</text:a></text:p>
          </table:table-cell>
          <table:table-cell office:value-type="string" calcext:value-type="string">
            <text:p>11.91 births/1,000 population (2015 est.)</text:p>
          </table:table-cell>
          <table:table-cell table:formula="of:=MID([.B106]; 1; FIND(&quot; &quot;; [.B106])-1)" office:value-type="string" office:string-value="11.91" calcext:value-type="string">
            <text:p>11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25.37 births/1,000 population (2015 est.)</text:p>
          </table:table-cell>
          <table:table-cell table:formula="of:=MID([.B107]; 1; FIND(&quot; &quot;; [.B107])-1)" office:value-type="string" office:string-value="25.37" calcext:value-type="string">
            <text:p>25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19.15 births/1,000 population (2015 est.)</text:p>
          </table:table-cell>
          <table:table-cell table:formula="of:=MID([.B108]; 1; FIND(&quot; &quot;; [.B108])-1)" office:value-type="string" office:string-value="19.15" calcext:value-type="string">
            <text:p>19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26.4 births/1,000 population (2015 est.)</text:p>
          </table:table-cell>
          <table:table-cell table:formula="of:=MID([.B109]; 1; FIND(&quot; &quot;; [.B109])-1)" office:value-type="string" office:string-value="26.4" calcext:value-type="string">
            <text:p>2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21.46 births/1,000 population (2015 est.)</text:p>
          </table:table-cell>
          <table:table-cell table:formula="of:=MID([.B110]; 1; FIND(&quot; &quot;; [.B110])-1)" office:value-type="string" office:string-value="21.46" calcext:value-type="string">
            <text:p>21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14.52 births/1,000 population (2015 est.)</text:p>
          </table:table-cell>
          <table:table-cell table:formula="of:=MID([.B111]; 1; FIND(&quot; &quot;; [.B111])-1)" office:value-type="string" office:string-value="14.52" calcext:value-type="string">
            <text:p>14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8.19 births/1,000 population (2015 est.)</text:p>
          </table:table-cell>
          <table:table-cell table:formula="of:=MID([.B112]; 1; FIND(&quot; &quot;; [.B112])-1)" office:value-type="string" office:string-value="8.19" calcext:value-type="string">
            <text:p>8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19.91 births/1,000 population (2015 est.)</text:p>
          </table:table-cell>
          <table:table-cell table:formula="of:=MID([.B113]; 1; FIND(&quot; &quot;; [.B113])-1)" office:value-type="string" office:string-value="19.91" calcext:value-type="string">
            <text:p>19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22.98 births/1,000 population (2015 est.)</text:p>
          </table:table-cell>
          <table:table-cell table:formula="of:=MID([.B114]; 1; FIND(&quot; &quot;; [.B114])-1)" office:value-type="string" office:string-value="22.98" calcext:value-type="string">
            <text:p>22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24.25 births/1,000 population (2015 est.)</text:p>
          </table:table-cell>
          <table:table-cell table:formula="of:=MID([.B115]; 1; FIND(&quot; &quot;; [.B115])-1)" office:value-type="string" office:string-value="24.25" calcext:value-type="string">
            <text:p>2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10 births/1,000 population (2015 est.)</text:p>
          </table:table-cell>
          <table:table-cell table:formula="of:=MID([.B116]; 1; FIND(&quot; &quot;; [.B116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14.59 births/1,000 population (2015 est.)</text:p>
          </table:table-cell>
          <table:table-cell table:formula="of:=MID([.B117]; 1; FIND(&quot; &quot;; [.B117])-1)" office:value-type="string" office:string-value="14.59" calcext:value-type="string">
            <text:p>14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25.47 births/1,000 population (2015 est.)</text:p>
          </table:table-cell>
          <table:table-cell table:formula="of:=MID([.B118]; 1; FIND(&quot; &quot;; [.B118])-1)" office:value-type="string" office:string-value="25.47" calcext:value-type="string">
            <text:p>25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34.41 births/1,000 population (2015 est.)</text:p>
          </table:table-cell>
          <table:table-cell table:formula="of:=MID([.B119]; 1; FIND(&quot; &quot;; [.B119])-1)" office:value-type="string" office:string-value="34.41" calcext:value-type="string">
            <text:p>34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18.03 births/1,000 population (2015 est.)</text:p>
          </table:table-cell>
          <table:table-cell table:formula="of:=MID([.B120]; 1; FIND(&quot; &quot;; [.B120])-1)" office:value-type="string" office:string-value="18.03" calcext:value-type="string">
            <text:p>18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10.45 births/1,000 population (2015 est.)</text:p>
          </table:table-cell>
          <table:table-cell table:formula="of:=MID([.B121]; 1; FIND(&quot; &quot;; [.B121])-1)" office:value-type="string" office:string-value="10.45" calcext:value-type="string">
            <text:p>10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10.1 births/1,000 population (2015 est.)</text:p>
          </table:table-cell>
          <table:table-cell table:formula="of:=MID([.B122]; 1; FIND(&quot; &quot;; [.B122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11.37 births/1,000 population (2015 est.)</text:p>
          </table:table-cell>
          <table:table-cell table:formula="of:=MID([.B123]; 1; FIND(&quot; &quot;; [.B123])-1)" office:value-type="string" office:string-value="11.37" calcext:value-type="string">
            <text:p>11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8.88 births/1,000 population (2015 est.)</text:p>
          </table:table-cell>
          <table:table-cell table:formula="of:=MID([.B124]; 1; FIND(&quot; &quot;; [.B124])-1)" office:value-type="string" office:string-value="8.88" calcext:value-type="string">
            <text:p>8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11.55 births/1,000 population (2015 est.)</text:p>
          </table:table-cell>
          <table:table-cell table:formula="of:=MID([.B125]; 1; FIND(&quot; &quot;; [.B125])-1)" office:value-type="string" office:string-value="11.55" calcext:value-type="string">
            <text:p>11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32.61 births/1,000 population (2015 est.)</text:p>
          </table:table-cell>
          <table:table-cell table:formula="of:=MID([.B126]; 1; FIND(&quot; &quot;; [.B126])-1)" office:value-type="string" office:string-value="32.61" calcext:value-type="string">
            <text:p>32.6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41.56 births/1,000 population (2015 est.)</text:p>
          </table:table-cell>
          <table:table-cell table:formula="of:=MID([.B127]; 1; FIND(&quot; &quot;; [.B127])-1)" office:value-type="string" office:string-value="41.56" calcext:value-type="string">
            <text:p>41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19.71 births/1,000 population (2015 est.)</text:p>
          </table:table-cell>
          <table:table-cell table:formula="of:=MID([.B128]; 1; FIND(&quot; &quot;; [.B128])-1)" office:value-type="string" office:string-value="19.71" calcext:value-type="string">
            <text:p>19.7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15.75 births/1,000 population (2015 est.)</text:p>
          </table:table-cell>
          <table:table-cell table:formula="of:=MID([.B129]; 1; FIND(&quot; &quot;; [.B129])-1)" office:value-type="string" office:string-value="15.75" calcext:value-type="string">
            <text:p>1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44.99 births/1,000 population (2015 est.)</text:p>
          </table:table-cell>
          <table:table-cell table:formula="of:=MID([.B130]; 1; FIND(&quot; &quot;; [.B130])-1)" office:value-type="string" office:string-value="44.99" calcext:value-type="string">
            <text:p>44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10.18 births/1,000 population (2015 est.)</text:p>
          </table:table-cell>
          <table:table-cell table:formula="of:=MID([.B131]; 1; FIND(&quot; &quot;; [.B131])-1)" office:value-type="string" office:string-value="10.18" calcext:value-type="string">
            <text:p>10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25.6 births/1,000 population (2015 est.)</text:p>
          </table:table-cell>
          <table:table-cell table:formula="of:=MID([.B132]; 1; FIND(&quot; &quot;; [.B132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31.34 births/1,000 population (2015 est.)</text:p>
          </table:table-cell>
          <table:table-cell table:formula="of:=MID([.B133]; 1; FIND(&quot; &quot;; [.B133])-1)" office:value-type="string" office:string-value="31.34" calcext:value-type="string">
            <text:p>31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13.29 births/1,000 population (2015 est.)</text:p>
          </table:table-cell>
          <table:table-cell table:formula="of:=MID([.B134]; 1; FIND(&quot; &quot;; [.B134])-1)" office:value-type="string" office:string-value="13.29" calcext:value-type="string">
            <text:p>13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18.78 births/1,000 population (2015 est.)</text:p>
          </table:table-cell>
          <table:table-cell table:formula="of:=MID([.B135]; 1; FIND(&quot; &quot;; [.B135])-1)" office:value-type="string" office:string-value="18.78" calcext:value-type="string">
            <text:p>18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20.54 births/1,000 population (2015 est.)</text:p>
          </table:table-cell>
          <table:table-cell table:formula="of:=MID([.B136]; 1; FIND(&quot; &quot;; [.B136])-1)" office:value-type="string" office:string-value="20.54" calcext:value-type="string">
            <text:p>20.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12 births/1,000 population (2015 est.)</text:p>
          </table:table-cell>
          <table:table-cell table:formula="of:=MID([.B137]; 1; FIND(&quot; &quot;; [.B137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6.65 births/1,000 population (2015 est.)</text:p>
          </table:table-cell>
          <table:table-cell table:formula="of:=MID([.B138]; 1; FIND(&quot; &quot;; [.B138])-1)" office:value-type="string" office:string-value="6.65" calcext:value-type="string">
            <text:p>6.6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20.25 births/1,000 population (2015 est.)</text:p>
          </table:table-cell>
          <table:table-cell table:formula="of:=MID([.B139]; 1; FIND(&quot; &quot;; [.B139])-1)" office:value-type="string" office:string-value="20.25" calcext:value-type="string">
            <text:p>2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10.42 births/1,000 population (2015 est.)</text:p>
          </table:table-cell>
          <table:table-cell table:formula="of:=MID([.B140]; 1; FIND(&quot; &quot;; [.B140])-1)" office:value-type="string" office:string-value="10.42" calcext:value-type="string">
            <text:p>10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h.html" xlink:type="simple">Montserrat</text:a></text:p>
          </table:table-cell>
          <table:table-cell office:value-type="string" calcext:value-type="string">
            <text:p>11.26 births/1,000 population (2015 est.)</text:p>
          </table:table-cell>
          <table:table-cell table:formula="of:=MID([.B141]; 1; FIND(&quot; &quot;; [.B141])-1)" office:value-type="string" office:string-value="11.26" calcext:value-type="string">
            <text:p>11.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18.2 births/1,000 population (2015 est.)</text:p>
          </table:table-cell>
          <table:table-cell table:formula="of:=MID([.B142]; 1; FIND(&quot; &quot;; [.B142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38.58 births/1,000 population (2015 est.)</text:p>
          </table:table-cell>
          <table:table-cell table:formula="of:=MID([.B143]; 1; FIND(&quot; &quot;; [.B143])-1)" office:value-type="string" office:string-value="38.58" calcext:value-type="string">
            <text:p>38.5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19.8 births/1,000 population (2015 est.)</text:p>
          </table:table-cell>
          <table:table-cell table:formula="of:=MID([.B144]; 1; FIND(&quot; &quot;; [.B144])-1)" office:value-type="string" office:string-value="19.8" calcext:value-type="string">
            <text:p>1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r.html" xlink:type="simple">Nauru</text:a></text:p>
          </table:table-cell>
          <table:table-cell office:value-type="string" calcext:value-type="string">
            <text:p>24.95 births/1,000 population (2015 est.)</text:p>
          </table:table-cell>
          <table:table-cell table:formula="of:=MID([.B145]; 1; FIND(&quot; &quot;; [.B145])-1)" office:value-type="string" office:string-value="24.95" calcext:value-type="string">
            <text:p>24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20.64 births/1,000 population (2015 est.)</text:p>
          </table:table-cell>
          <table:table-cell table:formula="of:=MID([.B146]; 1; FIND(&quot; &quot;; [.B146])-1)" office:value-type="string" office:string-value="20.64" calcext:value-type="string">
            <text:p>20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10.83 births/1,000 population (2015 est.)</text:p>
          </table:table-cell>
          <table:table-cell table:formula="of:=MID([.B147]; 1; FIND(&quot; &quot;; [.B147])-1)" office:value-type="string" office:string-value="10.83" calcext:value-type="string">
            <text:p>10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c.html" xlink:type="simple">New Caledonia</text:a></text:p>
          </table:table-cell>
          <table:table-cell office:value-type="string" calcext:value-type="string">
            <text:p>15.33 births/1,000 population (2015 est.)</text:p>
          </table:table-cell>
          <table:table-cell table:formula="of:=MID([.B148]; 1; FIND(&quot; &quot;; [.B148])-1)" office:value-type="string" office:string-value="15.33" calcext:value-type="string">
            <text:p>15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13.33 births/1,000 population (2015 est.)</text:p>
          </table:table-cell>
          <table:table-cell table:formula="of:=MID([.B149]; 1; FIND(&quot; &quot;; [.B149])-1)" office:value-type="string" office:string-value="13.33" calcext:value-type="string">
            <text:p>13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18.03 births/1,000 population (2015 est.)</text:p>
          </table:table-cell>
          <table:table-cell table:formula="of:=MID([.B150]; 1; FIND(&quot; &quot;; [.B150])-1)" office:value-type="string" office:string-value="18.03" calcext:value-type="string">
            <text:p>18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37.64 births/1,000 population (2015 est.)</text:p>
          </table:table-cell>
          <table:table-cell table:formula="of:=MID([.B151]; 1; FIND(&quot; &quot;; [.B151])-1)" office:value-type="string" office:string-value="37.64" calcext:value-type="string">
            <text:p>37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45.45 births/1,000 population (2015 est.)</text:p>
          </table:table-cell>
          <table:table-cell table:formula="of:=MID([.B152]; 1; FIND(&quot; &quot;; [.B152])-1)" office:value-type="string" office:string-value="45.45" calcext:value-type="string">
            <text:p>45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q.html" xlink:type="simple">Northern Mariana Islands</text:a></text:p>
          </table:table-cell>
          <table:table-cell office:value-type="string" calcext:value-type="string">
            <text:p>18.32 births/1,000 population (2015 est.)</text:p>
          </table:table-cell>
          <table:table-cell table:formula="of:=MID([.B153]; 1; FIND(&quot; &quot;; [.B153])-1)" office:value-type="string" office:string-value="18.32" calcext:value-type="string">
            <text:p>18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12.14 births/1,000 population (2015 est.)</text:p>
          </table:table-cell>
          <table:table-cell table:formula="of:=MID([.B154]; 1; FIND(&quot; &quot;; [.B154])-1)" office:value-type="string" office:string-value="12.14" calcext:value-type="string">
            <text:p>12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24.44 births/1,000 population (2015 est.)</text:p>
          </table:table-cell>
          <table:table-cell table:formula="of:=MID([.B155]; 1; FIND(&quot; &quot;; [.B155])-1)" office:value-type="string" office:string-value="24.44" calcext:value-type="string">
            <text:p>24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22.58 births/1,000 population (2015 est.)</text:p>
          </table:table-cell>
          <table:table-cell table:formula="of:=MID([.B156]; 1; FIND(&quot; &quot;; [.B156])-1)" office:value-type="string" office:string-value="22.58" calcext:value-type="string">
            <text:p>22.5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11.05 births/1,000 population (2015 est.)</text:p>
          </table:table-cell>
          <table:table-cell table:formula="of:=MID([.B157]; 1; FIND(&quot; &quot;; [.B157])-1)" office:value-type="string" office:string-value="11.05" calcext:value-type="string">
            <text:p>11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18.32 births/1,000 population (2015 est.)</text:p>
          </table:table-cell>
          <table:table-cell table:formula="of:=MID([.B158]; 1; FIND(&quot; &quot;; [.B158])-1)" office:value-type="string" office:string-value="18.32" calcext:value-type="string">
            <text:p>18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24.38 births/1,000 population (2015 est.)</text:p>
          </table:table-cell>
          <table:table-cell table:formula="of:=MID([.B159]; 1; FIND(&quot; &quot;; [.B159])-1)" office:value-type="string" office:string-value="24.38" calcext:value-type="string">
            <text:p>24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16.37 births/1,000 population (2015 est.)</text:p>
          </table:table-cell>
          <table:table-cell table:formula="of:=MID([.B160]; 1; FIND(&quot; &quot;; [.B160])-1)" office:value-type="string" office:string-value="16.37" calcext:value-type="string">
            <text:p>16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18.28 births/1,000 population (2015 est.)</text:p>
          </table:table-cell>
          <table:table-cell table:formula="of:=MID([.B161]; 1; FIND(&quot; &quot;; [.B161])-1)" office:value-type="string" office:string-value="18.28" calcext:value-type="string">
            <text:p>18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24.27 births/1,000 population (2015 est.)</text:p>
          </table:table-cell>
          <table:table-cell table:formula="of:=MID([.B162]; 1; FIND(&quot; &quot;; [.B162])-1)" office:value-type="string" office:string-value="24.27" calcext:value-type="string">
            <text:p>24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9.74 births/1,000 population (2015 est.)</text:p>
          </table:table-cell>
          <table:table-cell table:formula="of:=MID([.B163]; 1; FIND(&quot; &quot;; [.B163])-1)" office:value-type="string" office:string-value="9.74" calcext:value-type="string">
            <text:p>9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9.27 births/1,000 population (2015 est.)</text:p>
          </table:table-cell>
          <table:table-cell table:formula="of:=MID([.B164]; 1; FIND(&quot; &quot;; [.B164])-1)" office:value-type="string" office:string-value="9.27" calcext:value-type="string">
            <text:p>9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10.86 births/1,000 population (2015 est.)</text:p>
          </table:table-cell>
          <table:table-cell table:formula="of:=MID([.B165]; 1; FIND(&quot; &quot;; [.B165])-1)" office:value-type="string" office:string-value="10.86" calcext:value-type="string">
            <text:p>10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9.84 births/1,000 population (2015 est.)</text:p>
          </table:table-cell>
          <table:table-cell table:formula="of:=MID([.B166]; 1; FIND(&quot; &quot;; [.B166])-1)" office:value-type="string" office:string-value="9.84" calcext:value-type="string">
            <text:p>9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9.14 births/1,000 population (2015 est.)</text:p>
          </table:table-cell>
          <table:table-cell table:formula="of:=MID([.B167]; 1; FIND(&quot; &quot;; [.B167])-1)" office:value-type="string" office:string-value="9.14" calcext:value-type="string">
            <text:p>9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11.6 births/1,000 population (2015 est.)</text:p>
          </table:table-cell>
          <table:table-cell table:formula="of:=MID([.B168]; 1; FIND(&quot; &quot;; [.B168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33.75 births/1,000 population (2015 est.)</text:p>
          </table:table-cell>
          <table:table-cell table:formula="of:=MID([.B169]; 1; FIND(&quot; &quot;; [.B169])-1)" office:value-type="string" office:string-value="33.75" calcext:value-type="string">
            <text:p>33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h.html" xlink:type="simple">Saint Helena, Ascension, and Tristan da Cunha</text:a></text:p>
          </table:table-cell>
          <table:table-cell office:value-type="string" calcext:value-type="string">
            <text:p>9.88 births/1,000 population (2015 est.)</text:p>
          </table:table-cell>
          <table:table-cell table:formula="of:=MID([.B170]; 1; FIND(&quot; &quot;; [.B170])-1)" office:value-type="string" office:string-value="9.88" calcext:value-type="string">
            <text:p>9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13.5 births/1,000 population (2015 est.)</text:p>
          </table:table-cell>
          <table:table-cell table:formula="of:=MID([.B171]; 1; FIND(&quot; &quot;; [.B171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13.7 births/1,000 population (2015 est.)</text:p>
          </table:table-cell>
          <table:table-cell table:formula="of:=MID([.B172]; 1; FIND(&quot; &quot;; [.B172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b.html" xlink:type="simple">Saint Pierre and Miquelon</text:a></text:p>
          </table:table-cell>
          <table:table-cell office:value-type="string" calcext:value-type="string">
            <text:p>7.42 births/1,000 population (2015 est.)</text:p>
          </table:table-cell>
          <table:table-cell table:formula="of:=MID([.B173]; 1; FIND(&quot; &quot;; [.B173])-1)" office:value-type="string" office:string-value="7.42" calcext:value-type="string">
            <text:p>7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13.57 births/1,000 population (2015 est.)</text:p>
          </table:table-cell>
          <table:table-cell table:formula="of:=MID([.B174]; 1; FIND(&quot; &quot;; [.B174])-1)" office:value-type="string" office:string-value="13.57" calcext:value-type="string">
            <text:p>13.5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20.87 births/1,000 population (2015 est.)</text:p>
          </table:table-cell>
          <table:table-cell table:formula="of:=MID([.B175]; 1; FIND(&quot; &quot;; [.B175])-1)" office:value-type="string" office:string-value="20.87" calcext:value-type="string">
            <text:p>20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8.63 births/1,000 population (2015 est.)</text:p>
          </table:table-cell>
          <table:table-cell table:formula="of:=MID([.B176]; 1; FIND(&quot; &quot;; [.B176])-1)" office:value-type="string" office:string-value="8.63" calcext:value-type="string">
            <text:p>8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34.23 births/1,000 population (2015 est.)</text:p>
          </table:table-cell>
          <table:table-cell table:formula="of:=MID([.B177]; 1; FIND(&quot; &quot;; [.B177])-1)" office:value-type="string" office:string-value="34.23" calcext:value-type="string">
            <text:p>34.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18.51 births/1,000 population (2015 est.)</text:p>
          </table:table-cell>
          <table:table-cell table:formula="of:=MID([.B178]; 1; FIND(&quot; &quot;; [.B178])-1)" office:value-type="string" office:string-value="18.51" calcext:value-type="string">
            <text:p>18.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34.52 births/1,000 population (2015 est.)</text:p>
          </table:table-cell>
          <table:table-cell table:formula="of:=MID([.B179]; 1; FIND(&quot; &quot;; [.B179])-1)" office:value-type="string" office:string-value="34.52" calcext:value-type="string">
            <text:p>34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9.08 births/1,000 population (2015 est.)</text:p>
          </table:table-cell>
          <table:table-cell table:formula="of:=MID([.B180]; 1; FIND(&quot; &quot;; [.B180])-1)" office:value-type="string" office:string-value="9.08" calcext:value-type="string">
            <text:p>9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14.19 births/1,000 population (2015 est.)</text:p>
          </table:table-cell>
          <table:table-cell table:formula="of:=MID([.B181]; 1; FIND(&quot; &quot;; [.B181])-1)" office:value-type="string" office:string-value="14.19" calcext:value-type="string">
            <text:p>14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37.03 births/1,000 population (2015 est.)</text:p>
          </table:table-cell>
          <table:table-cell table:formula="of:=MID([.B182]; 1; FIND(&quot; &quot;; [.B182])-1)" office:value-type="string" office:string-value="37.03" calcext:value-type="string">
            <text:p>37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8.27 births/1,000 population (2015 est.)</text:p>
          </table:table-cell>
          <table:table-cell table:formula="of:=MID([.B183]; 1; FIND(&quot; &quot;; [.B183])-1)" office:value-type="string" office:string-value="8.27" calcext:value-type="string">
            <text:p>8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k.html" xlink:type="simple">Sint Maarten</text:a></text:p>
          </table:table-cell>
          <table:table-cell office:value-type="string" calcext:value-type="string">
            <text:p>13 births/1,000 population (2013 est.)</text:p>
          </table:table-cell>
          <table:table-cell table:formula="of:=MID([.B184]; 1; FIND(&quot; &quot;; [.B184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9.91 births/1,000 population (2015 est.)</text:p>
          </table:table-cell>
          <table:table-cell table:formula="of:=MID([.B185]; 1; FIND(&quot; &quot;; [.B185])-1)" office:value-type="string" office:string-value="9.91" calcext:value-type="string">
            <text:p>9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8.42 births/1,000 population (2015 est.)</text:p>
          </table:table-cell>
          <table:table-cell table:formula="of:=MID([.B186]; 1; FIND(&quot; &quot;; [.B186])-1)" office:value-type="string" office:string-value="8.42" calcext:value-type="string">
            <text:p>8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25.77 births/1,000 population (2015 est.)</text:p>
          </table:table-cell>
          <table:table-cell table:formula="of:=MID([.B187]; 1; FIND(&quot; &quot;; [.B187])-1)" office:value-type="string" office:string-value="25.77" calcext:value-type="string">
            <text:p>25.7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o.html" xlink:type="simple">Somalia</text:a></text:p>
          </table:table-cell>
          <table:table-cell office:value-type="string" calcext:value-type="string">
            <text:p>40.45 births/1,000 population (2015 est.)</text:p>
          </table:table-cell>
          <table:table-cell table:formula="of:=MID([.B188]; 1; FIND(&quot; &quot;; [.B188])-1)" office:value-type="string" office:string-value="40.45" calcext:value-type="string">
            <text:p>40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20.75 births/1,000 population (2015 est.)</text:p>
          </table:table-cell>
          <table:table-cell table:formula="of:=MID([.B189]; 1; FIND(&quot; &quot;; [.B189])-1)" office:value-type="string" office:string-value="20.75" calcext:value-type="string">
            <text:p>2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36.91 births/1,000 population (2015 est.)</text:p>
          </table:table-cell>
          <table:table-cell table:formula="of:=MID([.B190]; 1; FIND(&quot; &quot;; [.B190])-1)" office:value-type="string" office:string-value="36.91" calcext:value-type="string">
            <text:p>36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9.64 births/1,000 population (2015 est.)</text:p>
          </table:table-cell>
          <table:table-cell table:formula="of:=MID([.B191]; 1; FIND(&quot; &quot;; [.B191])-1)" office:value-type="string" office:string-value="9.64" calcext:value-type="string">
            <text:p>9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15.85 births/1,000 population (2015 est.)</text:p>
          </table:table-cell>
          <table:table-cell table:formula="of:=MID([.B192]; 1; FIND(&quot; &quot;; [.B192])-1)" office:value-type="string" office:string-value="15.85" calcext:value-type="string">
            <text:p>15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29.19 births/1,000 population (2015 est.)</text:p>
          </table:table-cell>
          <table:table-cell table:formula="of:=MID([.B193]; 1; FIND(&quot; &quot;; [.B193])-1)" office:value-type="string" office:string-value="29.19" calcext:value-type="string">
            <text:p>29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16.34 births/1,000 population (2015 est.)</text:p>
          </table:table-cell>
          <table:table-cell table:formula="of:=MID([.B194]; 1; FIND(&quot; &quot;; [.B194])-1)" office:value-type="string" office:string-value="16.34" calcext:value-type="string">
            <text:p>16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24.67 births/1,000 population (2015 est.)</text:p>
          </table:table-cell>
          <table:table-cell table:formula="of:=MID([.B195]; 1; FIND(&quot; &quot;; [.B195])-1)" office:value-type="string" office:string-value="24.67" calcext:value-type="string">
            <text:p>24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11.99 births/1,000 population (2015 est.)</text:p>
          </table:table-cell>
          <table:table-cell table:formula="of:=MID([.B196]; 1; FIND(&quot; &quot;; [.B196])-1)" office:value-type="string" office:string-value="11.99" calcext:value-type="string">
            <text:p>11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10.5 births/1,000 population (2015 est.)</text:p>
          </table:table-cell>
          <table:table-cell table:formula="of:=MID([.B197]; 1; FIND(&quot; &quot;; [.B197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22.17 births/1,000 population (2015 est.)</text:p>
          </table:table-cell>
          <table:table-cell table:formula="of:=MID([.B198]; 1; FIND(&quot; &quot;; [.B198])-1)" office:value-type="string" office:string-value="22.17" calcext:value-type="string">
            <text:p>22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8.47 births/1,000 population (2015 est.)</text:p>
          </table:table-cell>
          <table:table-cell table:formula="of:=MID([.B199]; 1; FIND(&quot; &quot;; [.B199])-1)" office:value-type="string" office:string-value="8.47" calcext:value-type="string">
            <text:p>8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24.38 births/1,000 population (2015 est.)</text:p>
          </table:table-cell>
          <table:table-cell table:formula="of:=MID([.B200]; 1; FIND(&quot; &quot;; [.B200])-1)" office:value-type="string" office:string-value="24.38" calcext:value-type="string">
            <text:p>24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36.39 births/1,000 population (2015 est.)</text:p>
          </table:table-cell>
          <table:table-cell table:formula="of:=MID([.B201]; 1; FIND(&quot; &quot;; [.B201])-1)" office:value-type="string" office:string-value="36.39" calcext:value-type="string">
            <text:p>36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11.19 births/1,000 population (2015 est.)</text:p>
          </table:table-cell>
          <table:table-cell table:formula="of:=MID([.B202]; 1; FIND(&quot; &quot;; [.B202])-1)" office:value-type="string" office:string-value="11.19" calcext:value-type="string">
            <text:p>11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34.16 births/1,000 population (2015 est.)</text:p>
          </table:table-cell>
          <table:table-cell table:formula="of:=MID([.B203]; 1; FIND(&quot; &quot;; [.B203])-1)" office:value-type="string" office:string-value="34.16" calcext:value-type="string">
            <text:p>34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34.13 births/1,000 population (2015 est.)</text:p>
          </table:table-cell>
          <table:table-cell table:formula="of:=MID([.B204]; 1; FIND(&quot; &quot;; [.B204])-1)" office:value-type="string" office:string-value="34.13" calcext:value-type="string">
            <text:p>34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23 births/1,000 population (2015 est.)</text:p>
          </table:table-cell>
          <table:table-cell table:formula="of:=MID([.B205]; 1; FIND(&quot; &quot;; [.B205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13.46 births/1,000 population (2015 est.)</text:p>
          </table:table-cell>
          <table:table-cell table:formula="of:=MID([.B206]; 1; FIND(&quot; &quot;; [.B206])-1)" office:value-type="string" office:string-value="13.46" calcext:value-type="string">
            <text:p>13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16.64 births/1,000 population (2015 est.)</text:p>
          </table:table-cell>
          <table:table-cell table:formula="of:=MID([.B207]; 1; FIND(&quot; &quot;; [.B207])-1)" office:value-type="string" office:string-value="16.64" calcext:value-type="string">
            <text:p>16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16.33 births/1,000 population (2015 est.)</text:p>
          </table:table-cell>
          <table:table-cell table:formula="of:=MID([.B208]; 1; FIND(&quot; &quot;; [.B208])-1)" office:value-type="string" office:string-value="16.33" calcext:value-type="string">
            <text:p>16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19.4 births/1,000 population (2015 est.)</text:p>
          </table:table-cell>
          <table:table-cell table:formula="of:=MID([.B209]; 1; FIND(&quot; &quot;; [.B209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k.html" xlink:type="simple">Turks and Caicos Islands</text:a></text:p>
          </table:table-cell>
          <table:table-cell office:value-type="string" calcext:value-type="string">
            <text:p>16.13 births/1,000 population (2015 est.)</text:p>
          </table:table-cell>
          <table:table-cell table:formula="of:=MID([.B210]; 1; FIND(&quot; &quot;; [.B210])-1)" office:value-type="string" office:string-value="16.13" calcext:value-type="string">
            <text:p>16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23.74 births/1,000 population (2015 est.)</text:p>
          </table:table-cell>
          <table:table-cell table:formula="of:=MID([.B211]; 1; FIND(&quot; &quot;; [.B211])-1)" office:value-type="string" office:string-value="23.74" calcext:value-type="string">
            <text:p>23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43.79 births/1,000 population (2015 est.)</text:p>
          </table:table-cell>
          <table:table-cell table:formula="of:=MID([.B212]; 1; FIND(&quot; &quot;; [.B212])-1)" office:value-type="string" office:string-value="43.79" calcext:value-type="string">
            <text:p>43.7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10.72 births/1,000 population (2015 est.)</text:p>
          </table:table-cell>
          <table:table-cell table:formula="of:=MID([.B213]; 1; FIND(&quot; &quot;; [.B213])-1)" office:value-type="string" office:string-value="10.72" calcext:value-type="string">
            <text:p>10.7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15.43 births/1,000 population (2015 est.)</text:p>
          </table:table-cell>
          <table:table-cell table:formula="of:=MID([.B214]; 1; FIND(&quot; &quot;; [.B214])-1)" office:value-type="string" office:string-value="15.43" calcext:value-type="string">
            <text:p>15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12.17 births/1,000 population (2015 est.)</text:p>
          </table:table-cell>
          <table:table-cell table:formula="of:=MID([.B215]; 1; FIND(&quot; &quot;; [.B215])-1)" office:value-type="string" office:string-value="12.17" calcext:value-type="string">
            <text:p>12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12.49 births/1,000 population (2015 est.)</text:p>
          </table:table-cell>
          <table:table-cell table:formula="of:=MID([.B216]; 1; FIND(&quot; &quot;; [.B216])-1)" office:value-type="string" office:string-value="12.49" calcext:value-type="string">
            <text:p>12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13.07 births/1,000 population (2015 est.)</text:p>
          </table:table-cell>
          <table:table-cell table:formula="of:=MID([.B217]; 1; FIND(&quot; &quot;; [.B217])-1)" office:value-type="string" office:string-value="13.07" calcext:value-type="string">
            <text:p>13.0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17 births/1,000 population (2015 est.)</text:p>
          </table:table-cell>
          <table:table-cell table:formula="of:=MID([.B218]; 1; FIND(&quot; &quot;; [.B218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25.04 births/1,000 population (2015 est.)</text:p>
          </table:table-cell>
          <table:table-cell table:formula="of:=MID([.B219]; 1; FIND(&quot; &quot;; [.B219])-1)" office:value-type="string" office:string-value="25.04" calcext:value-type="string">
            <text:p>25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19.16 births/1,000 population (2015 est.)</text:p>
          </table:table-cell>
          <table:table-cell table:formula="of:=MID([.B220]; 1; FIND(&quot; &quot;; [.B220])-1)" office:value-type="string" office:string-value="19.16" calcext:value-type="string">
            <text:p>19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15.96 births/1,000 population (2015 est.)</text:p>
          </table:table-cell>
          <table:table-cell table:formula="of:=MID([.B221]; 1; FIND(&quot; &quot;; [.B221])-1)" office:value-type="string" office:string-value="15.96" calcext:value-type="string">
            <text:p>15.9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q.html" xlink:type="simple">Virgin Islands</text:a></text:p>
          </table:table-cell>
          <table:table-cell office:value-type="string" calcext:value-type="string">
            <text:p>10.31 births/1,000 population (2015 est.)</text:p>
          </table:table-cell>
          <table:table-cell table:formula="of:=MID([.B222]; 1; FIND(&quot; &quot;; [.B222])-1)" office:value-type="string" office:string-value="10.31" calcext:value-type="string">
            <text:p>10.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f.html" xlink:type="simple">Wallis and Futuna</text:a></text:p>
          </table:table-cell>
          <table:table-cell office:value-type="string" calcext:value-type="string">
            <text:p>13.45 births/1,000 population (2015 est.)</text:p>
          </table:table-cell>
          <table:table-cell table:formula="of:=MID([.B223]; 1; FIND(&quot; &quot;; [.B223])-1)" office:value-type="string" office:string-value="13.45" calcext:value-type="string">
            <text:p>13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e.html" xlink:type="simple">West Bank</text:a></text:p>
          </table:table-cell>
          <table:table-cell office:value-type="string" calcext:value-type="string">
            <text:p>22.99 births/1,000 population (2015 est.)</text:p>
          </table:table-cell>
          <table:table-cell table:formula="of:=MID([.B224]; 1; FIND(&quot; &quot;; [.B224])-1)" office:value-type="string" office:string-value="22.99" calcext:value-type="string">
            <text:p>22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i.html" xlink:type="simple">Western Sahara</text:a></text:p>
          </table:table-cell>
          <table:table-cell office:value-type="string" calcext:value-type="string">
            <text:p>30.24 births/1,000 population (2015 est.)</text:p>
          </table:table-cell>
          <table:table-cell table:formula="of:=MID([.B225]; 1; FIND(&quot; &quot;; [.B225])-1)" office:value-type="string" office:string-value="30.24" calcext:value-type="string">
            <text:p>30.24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xx.html" xlink:type="simple">World</text:a></text:p>
          </table:table-cell>
          <table:table-cell office:value-type="string" calcext:value-type="string">
            <text:p>18.7 births/1,000 population</text:p>
            <text:p>note: this rate results in about 255 worldwide births per minute or 4.3 births every second (2014 est.)</text:p>
          </table:table-cell>
          <table:table-cell table:formula="of:=MID([.B226]; 1; FIND(&quot; &quot;; [.B226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29.98 births/1,000 population (2015 est.)</text:p>
          </table:table-cell>
          <table:table-cell table:formula="of:=MID([.B227]; 1; FIND(&quot; &quot;; [.B227])-1)" office:value-type="string" office:string-value="29.98" calcext:value-type="string">
            <text:p>29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42.13 births/1,000 population (2015 est.)</text:p>
          </table:table-cell>
          <table:table-cell table:formula="of:=MID([.B228]; 1; FIND(&quot; &quot;; [.B228])-1)" office:value-type="string" office:string-value="42.13" calcext:value-type="string">
            <text:p>42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32.26 births/1,000 population (2015 est.)</text:p>
          </table:table-cell>
          <table:table-cell table:formula="of:=MID([.B229]; 1; FIND(&quot; &quot;; [.B229])-1)" office:value-type="string" office:string-value="32.26" calcext:value-type="string">
            <text:p>3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02:19.790000000</meta:creation-date>
    <dc:date>2023-07-17T15:03:53.464000000</dc:date>
    <meta:editing-duration>PT1M33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